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A0000012F6F1AFD8F.jpg"/>
  <manifest:file-entry manifest:media-type="image/png" manifest:full-path="Pictures/1000020000000438000004387A8D875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fondo_25_20marchu" draw:textarea-vertical-align="middl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12cm" svg:height="15.9cm" svg:x="4.4cm" svg:y="4.3cm">
          <text:p/>
        </draw:rect>
        <draw:frame draw:style-name="gr2" draw:text-style-name="P1" draw:layer="layout" svg:width="18.999cm" svg:height="18.999cm" svg:x="0.599cm" svg:y="2.961cm">
          <draw:image xlink:href="Pictures/1000020000000438000004387A8D875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5T15:00:03.03</meta:creation-date>
    <dc:date>2024-12-05T15:09:52.96</dc:date>
    <meta:editing-duration>PT9M49S</meta:editing-duration>
    <meta:editing-cycles>2</meta:editing-cycles>
    <meta:generator>OpenOffice/4.1.15$Win32 OpenOffice.org_project/4115m2$Build-9813</meta:generator>
    <meta:document-statistic meta:object-count="2"/>
  </office:meta>
</office:document-meta>
</file>